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69"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ro8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column table:style-name="co10" table:number-columns-repeated="9" table:default-cell-style-name="Default"/>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27" office:value-type="string" calcext:value-type="string" table:number-columns-spanned="1" table:number-rows-spanned="2">
            <text:p>读入方式</text:p>
          </table:table-cell>
          <table:table-cell table:style-name="ce61" office:value-type="string" calcext:value-type="string" table:number-columns-spanned="2" table:number-rows-spanned="1">
            <text:p>使用时间（毫秒）</text:p>
          </table:table-cell>
          <table:covered-table-cell table:style-name="ce27"/>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3">
          <table:table-cell table:style-name="ce83"/>
          <table:covered-table-cell table:style-name="ce27"/>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7">
          <table:table-cell table:style-name="ce83"/>
          <table:table-cell table:style-name="ce27"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22">
          <table:table-cell table:style-name="ce83"/>
          <table:table-cell table:style-name="ce27" office:value-type="string" calcext:value-type="string" table:number-columns-spanned="1" table:number-rows-spanned="2">
            <text:p>算法名称</text:p>
          </table:table-cell>
          <table:table-cell table:style-name="ce61"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23">
          <table:table-cell table:style-name="ce83"/>
          <table:covered-table-cell table:style-name="ce27"/>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table-cell table:style-name="ce36"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covered-table-cell table:style-name="ce36"/>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16"/>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16"/>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16"/>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16"/>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16"/>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16"/>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cell table:number-columns-repeated="9"/>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44mm" svg:x="1.08mm" svg:y="2.8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44mm" svg:x="0.79mm" svg:y="2.4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93mm" svg:x="1.24mm" svg:y="2.4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9">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7mm" svg:x="0.73mm" svg:y="3.7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35mm" svg:x="1.24mm" svg:y="1.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7mm" svg:x="0.99mm" svg:y="1.4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83">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1008">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1">0000/00/00</text:date>, <text:time style:data-style-name="N2" text:time-value="13:26:43.88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21T16:32:16.401000000</dc:date>
    <meta:editing-duration>P79DT4H5M37S</meta:editing-duration>
    <meta:editing-cycles>1436</meta:editing-cycles>
    <meta:generator>LibreOffice/6.0.1.1$Windows_X86_64 LibreOffice_project/60bfb1526849283ce2491346ed2aa51c465abfe6</meta:generator>
    <dc:creator>Zhuang Yumin</dc:creator>
    <meta:document-statistic meta:table-count="3" meta:cell-count="2311" meta:object-count="17"/>
  </office:meta>
</office:document-meta>
</file>